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249" officeooo:paragraph-rsid="00017a93"/>
    </style:style>
    <style:style style:name="P2" style:family="paragraph" style:parent-style-name="Standard">
      <style:text-properties officeooo:paragraph-rsid="00017a93"/>
    </style:style>
    <style:style style:name="P3" style:family="paragraph" style:parent-style-name="Standard" style:list-style-name="L1">
      <style:text-properties officeooo:rsid="00017a93" officeooo:paragraph-rsid="00017a93"/>
    </style:style>
    <style:style style:name="T1" style:family="text">
      <style:text-properties officeooo:rsid="00152249"/>
    </style:style>
    <style:style style:name="T2" style:family="text">
      <style:text-properties officeooo:rsid="00017a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quelette d’argumentation</text:span></text:p>
      <text:p text:style-name="P1"/>
      <text:p text:style-name="P1"><text:span text:style-name="T2">D</text:span>ocuments : P. 50 <text:span text:style-name="T2">et</text:span> 51</text:p>
      <text:p text:style-name="P1">Notion : <text:span text:style-name="T2">Espacios e Intercambios</text:span></text:p>
      <text:p text:style-name="P1"/>
      <text:list xml:id="list3595130587855607127" text:style-name="L1">
        <text:list-item>
          <text:p text:style-name="P3">Las turista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04:35.203000000</meta:creation-date>
    <dc:date>2018-11-05T10:09:26.783000000</dc:date>
    <meta:editing-duration>PT4M51S</meta:editing-duration>
    <meta:editing-cycles>1</meta:editing-cycles>
    <meta:document-statistic meta:table-count="0" meta:image-count="0" meta:object-count="0" meta:page-count="1" meta:paragraph-count="4" meta:word-count="16" meta:character-count="94" meta:non-whitespace-character-count="82"/>
    <meta:generator>LibreOffice/5.1.6.2$Windows_x86 LibreOffice_project/07ac168c60a517dba0f0d7bc7540f5afa45f0909</meta:generator>
  </office:meta>
</office:document-meta>
</file>